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BodyFirst">
      <style:text-properties officeooo:rsid="000a8340" officeooo:paragraph-rsid="000a8340"/>
    </style:style>
    <style:style style:name="P2" style:family="paragraph" style:parent-style-name="BodyFirst">
      <style:text-properties officeooo:paragraph-rsid="00191228"/>
    </style:style>
    <style:style style:name="P3" style:family="paragraph" style:parent-style-name="BodyFirst">
      <style:text-properties officeooo:rsid="000b2add" officeooo:paragraph-rsid="000b2add"/>
    </style:style>
    <style:style style:name="P4" style:family="paragraph" style:parent-style-name="BodyFirst">
      <style:text-properties officeooo:rsid="000f26c6" officeooo:paragraph-rsid="000f26c6"/>
    </style:style>
    <style:style style:name="P5" style:family="paragraph" style:parent-style-name="BodyFirst">
      <style:text-properties officeooo:rsid="000f69de" officeooo:paragraph-rsid="000f69de"/>
    </style:style>
    <style:style style:name="P6" style:family="paragraph" style:parent-style-name="BodyFirst">
      <style:text-properties officeooo:rsid="0011dc99" officeooo:paragraph-rsid="0011dc99"/>
    </style:style>
    <style:style style:name="P7" style:family="paragraph" style:parent-style-name="BodyFirst">
      <style:text-properties officeooo:rsid="00139ff4" officeooo:paragraph-rsid="00139ff4"/>
    </style:style>
    <style:style style:name="P8" style:family="paragraph" style:parent-style-name="BodyFirst">
      <style:text-properties officeooo:rsid="00187134" officeooo:paragraph-rsid="00187134"/>
    </style:style>
    <style:style style:name="P9" style:family="paragraph" style:parent-style-name="BodyFirst">
      <style:text-properties officeooo:rsid="001c17f3" officeooo:paragraph-rsid="001c17f3"/>
    </style:style>
    <style:style style:name="P10" style:family="paragraph" style:parent-style-name="BodyFirst">
      <style:text-properties officeooo:rsid="001d21e6" officeooo:paragraph-rsid="001d21e6"/>
    </style:style>
    <style:style style:name="P11" style:family="paragraph" style:parent-style-name="BodyFirst">
      <style:text-properties officeooo:rsid="001e10fc" officeooo:paragraph-rsid="001e10fc"/>
    </style:style>
    <style:style style:name="P12" style:family="paragraph" style:parent-style-name="BodyFirst">
      <style:text-properties officeooo:rsid="001f0502" officeooo:paragraph-rsid="001f0502"/>
    </style:style>
    <style:style style:name="P13" style:family="paragraph" style:parent-style-name="BodyFirst">
      <style:text-properties officeooo:rsid="0012a501" officeooo:paragraph-rsid="0012a501"/>
    </style:style>
    <style:style style:name="P14" style:family="paragraph" style:parent-style-name="BodyFirst">
      <style:text-properties officeooo:rsid="0020d0c5" officeooo:paragraph-rsid="0020d0c5"/>
    </style:style>
    <style:style style:name="P15" style:family="paragraph" style:parent-style-name="Body">
      <style:text-properties officeooo:rsid="000a8340" officeooo:paragraph-rsid="000b2add"/>
    </style:style>
    <style:style style:name="P16" style:family="paragraph" style:parent-style-name="Body">
      <style:text-properties officeooo:rsid="000a8340" officeooo:paragraph-rsid="000f26c6"/>
    </style:style>
    <style:style style:name="P17" style:family="paragraph" style:parent-style-name="Body">
      <style:text-properties officeooo:paragraph-rsid="000f69de"/>
    </style:style>
    <style:style style:name="P18" style:family="paragraph" style:parent-style-name="Body">
      <style:text-properties officeooo:paragraph-rsid="0011dc99"/>
    </style:style>
    <style:style style:name="P19" style:family="paragraph" style:parent-style-name="Body">
      <style:text-properties officeooo:paragraph-rsid="0019e7b0"/>
    </style:style>
    <style:style style:name="P20" style:family="paragraph" style:parent-style-name="Body">
      <style:text-properties officeooo:paragraph-rsid="001c17f3"/>
    </style:style>
    <style:style style:name="P21" style:family="paragraph" style:parent-style-name="Body">
      <style:text-properties officeooo:rsid="000b2add" officeooo:paragraph-rsid="000b2add"/>
    </style:style>
    <style:style style:name="P22" style:family="paragraph" style:parent-style-name="Body">
      <style:text-properties officeooo:rsid="000b2add" officeooo:paragraph-rsid="000f26c6"/>
    </style:style>
    <style:style style:name="P23" style:family="paragraph" style:parent-style-name="Body">
      <style:text-properties officeooo:rsid="000f26c6" officeooo:paragraph-rsid="000f26c6"/>
    </style:style>
    <style:style style:name="P24" style:family="paragraph" style:parent-style-name="Body">
      <style:text-properties officeooo:rsid="000c165e" officeooo:paragraph-rsid="000b2add"/>
    </style:style>
    <style:style style:name="P25" style:family="paragraph" style:parent-style-name="Body">
      <style:text-properties officeooo:rsid="000c165e" officeooo:paragraph-rsid="000c165e"/>
    </style:style>
    <style:style style:name="P26" style:family="paragraph" style:parent-style-name="Body">
      <style:text-properties officeooo:rsid="000c5ba9" officeooo:paragraph-rsid="000c5ba9"/>
    </style:style>
    <style:style style:name="P27" style:family="paragraph" style:parent-style-name="Body">
      <style:text-properties officeooo:rsid="000c6b65" officeooo:paragraph-rsid="000c6b65"/>
    </style:style>
    <style:style style:name="P28" style:family="paragraph" style:parent-style-name="Body">
      <style:text-properties officeooo:rsid="000f69de" officeooo:paragraph-rsid="000f69de"/>
    </style:style>
    <style:style style:name="P29" style:family="paragraph" style:parent-style-name="Body">
      <style:text-properties officeooo:rsid="00104eca" officeooo:paragraph-rsid="00104eca"/>
    </style:style>
    <style:style style:name="P30" style:family="paragraph" style:parent-style-name="Body">
      <style:text-properties officeooo:rsid="0011dc99" officeooo:paragraph-rsid="0011dc99"/>
    </style:style>
    <style:style style:name="P31" style:family="paragraph" style:parent-style-name="Body">
      <style:text-properties officeooo:rsid="00139ff4" officeooo:paragraph-rsid="00139ff4"/>
    </style:style>
    <style:style style:name="P32" style:family="paragraph" style:parent-style-name="Body">
      <style:text-properties officeooo:rsid="00152e42" officeooo:paragraph-rsid="00152e42"/>
    </style:style>
    <style:style style:name="P33" style:family="paragraph" style:parent-style-name="Body">
      <style:text-properties officeooo:rsid="0019e7b0" officeooo:paragraph-rsid="00191228"/>
    </style:style>
    <style:style style:name="P34" style:family="paragraph" style:parent-style-name="Body">
      <style:text-properties officeooo:rsid="0019e7b0" officeooo:paragraph-rsid="0019e7b0"/>
    </style:style>
    <style:style style:name="P35" style:family="paragraph" style:parent-style-name="Body">
      <style:text-properties officeooo:rsid="001c17f3" officeooo:paragraph-rsid="001c17f3"/>
    </style:style>
    <style:style style:name="P36" style:family="paragraph" style:parent-style-name="Body">
      <style:text-properties officeooo:rsid="001d21e6" officeooo:paragraph-rsid="001d21e6"/>
    </style:style>
    <style:style style:name="P37" style:family="paragraph" style:parent-style-name="Body">
      <style:text-properties officeooo:rsid="001e10fc" officeooo:paragraph-rsid="001e10fc"/>
    </style:style>
    <style:style style:name="P38" style:family="paragraph" style:parent-style-name="Body">
      <style:text-properties officeooo:paragraph-rsid="0020d0c5"/>
    </style:style>
    <style:style style:name="P39" style:family="paragraph" style:parent-style-name="Body">
      <style:text-properties officeooo:rsid="0020d0c5" officeooo:paragraph-rsid="0020d0c5"/>
    </style:style>
    <style:style style:name="P40" style:family="paragraph" style:parent-style-name="Body">
      <style:text-properties officeooo:rsid="0021dc3f" officeooo:paragraph-rsid="0020d0c5"/>
    </style:style>
    <style:style style:name="P41" style:family="paragraph" style:parent-style-name="Body">
      <style:text-properties officeooo:rsid="0022fb1f" officeooo:paragraph-rsid="0022fb1f"/>
    </style:style>
    <style:style style:name="P42" style:family="paragraph" style:parent-style-name="ChapterTitle">
      <style:text-properties officeooo:rsid="000a8340" officeooo:paragraph-rsid="000a8340"/>
    </style:style>
    <style:style style:name="P43" style:family="paragraph" style:parent-style-name="HeadA">
      <style:text-properties officeooo:rsid="000a8340" officeooo:paragraph-rsid="000a8340"/>
    </style:style>
    <style:style style:name="P44" style:family="paragraph" style:parent-style-name="Body">
      <style:paragraph-properties fo:margin-left="0in" fo:margin-right="0in" fo:text-indent="0in" style:auto-text-indent="false"/>
      <style:text-properties officeooo:rsid="000b2add" officeooo:paragraph-rsid="000b2add"/>
    </style:style>
    <style:style style:name="P45" style:family="paragraph" style:parent-style-name="HeadB">
      <style:text-properties officeooo:rsid="000f26c6" officeooo:paragraph-rsid="000f26c6"/>
    </style:style>
    <style:style style:name="P46" style:family="paragraph" style:parent-style-name="HeadB">
      <style:text-properties officeooo:rsid="0011dc99" officeooo:paragraph-rsid="0011dc99"/>
    </style:style>
    <style:style style:name="P47" style:family="paragraph" style:parent-style-name="HeadB">
      <style:text-properties officeooo:rsid="0012a501" officeooo:paragraph-rsid="0012a501"/>
    </style:style>
    <style:style style:name="P48" style:family="paragraph" style:parent-style-name="HeadB">
      <style:text-properties officeooo:rsid="001f0502" officeooo:paragraph-rsid="001f0502"/>
    </style:style>
    <style:style style:name="P49" style:family="paragraph" style:parent-style-name="HeadB">
      <style:text-properties officeooo:rsid="001fa672" officeooo:paragraph-rsid="001fa672"/>
    </style:style>
    <style:style style:name="P50" style:family="paragraph" style:parent-style-name="Production_20_Directive">
      <style:text-properties officeooo:paragraph-rsid="00250800"/>
    </style:style>
    <style:style style:name="P51" style:family="paragraph" style:parent-style-name="Production_20_Directive">
      <style:text-properties officeooo:paragraph-rsid="00256532"/>
    </style:style>
    <style:style style:name="P52" style:family="paragraph" style:parent-style-name="Standard">
      <style:text-properties officeooo:paragraph-rsid="0037b69e"/>
    </style:style>
    <style:style style:name="P53" style:family="paragraph" style:parent-style-name="BodyFirst">
      <style:text-properties officeooo:paragraph-rsid="002dd81f"/>
    </style:style>
    <style:style style:name="P54" style:family="paragraph" style:parent-style-name="BodyFirst">
      <style:text-properties officeooo:paragraph-rsid="003833cc"/>
    </style:style>
    <style:style style:name="P55" style:family="paragraph" style:parent-style-name="Body">
      <style:text-properties officeooo:rsid="000c6b65" officeooo:paragraph-rsid="000c5ba9"/>
    </style:style>
    <style:style style:name="P56" style:family="paragraph" style:parent-style-name="Body">
      <style:text-properties officeooo:rsid="000f26c6" officeooo:paragraph-rsid="000f26c6"/>
    </style:style>
    <style:style style:name="P57" style:family="paragraph" style:parent-style-name="Body">
      <style:text-properties officeooo:rsid="000f69de" officeooo:paragraph-rsid="000f69de"/>
    </style:style>
    <style:style style:name="P58" style:family="paragraph" style:parent-style-name="Body">
      <style:text-properties officeooo:rsid="00104eca" officeooo:paragraph-rsid="000f69de"/>
    </style:style>
    <style:style style:name="P59" style:family="paragraph" style:parent-style-name="Body">
      <style:text-properties officeooo:rsid="0011dc99" officeooo:paragraph-rsid="0011dc99"/>
    </style:style>
    <style:style style:name="P60" style:family="paragraph" style:parent-style-name="Body">
      <style:text-properties officeooo:rsid="00230b1e" officeooo:paragraph-rsid="0020d0c5"/>
    </style:style>
    <style:style style:name="P61" style:family="paragraph" style:parent-style-name="Body">
      <style:text-properties officeooo:paragraph-rsid="0019e7b0"/>
    </style:style>
    <style:style style:name="P62" style:family="paragraph" style:parent-style-name="Body">
      <style:text-properties officeooo:rsid="000c5ba9" officeooo:paragraph-rsid="00353a88"/>
    </style:style>
    <style:style style:name="P63" style:family="paragraph" style:parent-style-name="Body">
      <style:text-properties officeooo:rsid="000a8340" officeooo:paragraph-rsid="000c5ba9"/>
    </style:style>
    <style:style style:name="P64" style:family="paragraph" style:parent-style-name="Body">
      <style:paragraph-properties fo:margin-left="0in" fo:margin-right="0in" fo:text-indent="0in" style:auto-text-indent="false"/>
      <style:text-properties officeooo:rsid="0011dc99" officeooo:paragraph-rsid="0011dc99"/>
    </style:style>
    <style:style style:name="P65" style:family="paragraph" style:parent-style-name="ChapterStart" style:master-page-name="Standard">
      <style:paragraph-properties style:page-number="auto"/>
      <style:text-properties officeooo:rsid="000a8340" officeooo:paragraph-rsid="000a8340"/>
    </style:style>
    <style:style style:name="P66" style:family="paragraph" style:parent-style-name="Table_20_Title">
      <style:text-properties officeooo:paragraph-rsid="002d469d"/>
    </style:style>
    <style:style style:name="P67" style:family="paragraph" style:parent-style-name="Table_20_Body">
      <style:text-properties officeooo:paragraph-rsid="002d469d"/>
    </style:style>
    <style:style style:name="P68" style:family="paragraph" style:parent-style-name="Table_20_Body">
      <style:text-properties officeooo:paragraph-rsid="002ecb02"/>
    </style:style>
    <style:style style:name="P69" style:family="paragraph" style:parent-style-name="Production_20_Directive">
      <style:text-properties officeooo:paragraph-rsid="00275c8e"/>
    </style:style>
    <style:style style:name="P70" style:family="paragraph" style:parent-style-name="Production_20_Directive">
      <style:text-properties officeooo:paragraph-rsid="002a67da"/>
    </style:style>
    <style:style style:name="P71" style:family="paragraph" style:parent-style-name="Production_20_Directive">
      <style:text-properties officeooo:paragraph-rsid="002bc665"/>
    </style:style>
    <style:style style:name="P72" style:family="paragraph" style:parent-style-name="Production_20_Directive">
      <style:text-properties officeooo:paragraph-rsid="003197b4"/>
    </style:style>
    <style:style style:name="P73" style:family="paragraph" style:parent-style-name="Production_20_Directive">
      <style:text-properties officeooo:paragraph-rsid="0036dc0d"/>
    </style:style>
    <style:style style:name="P74" style:family="paragraph" style:parent-style-name="Production_20_Directive">
      <style:text-properties officeooo:paragraph-rsid="0037b69e"/>
    </style:style>
    <style:style style:name="P75" style:family="paragraph" style:parent-style-name="Table_20_Header">
      <style:text-properties officeooo:paragraph-rsid="002d469d"/>
    </style:style>
    <style:style style:name="T1" style:family="text">
      <style:text-properties officeooo:rsid="000b2add"/>
    </style:style>
    <style:style style:name="T2" style:family="text">
      <style:text-properties officeooo:rsid="000b74dc"/>
    </style:style>
    <style:style style:name="T3" style:family="text">
      <style:text-properties officeooo:rsid="000c5ba9"/>
    </style:style>
    <style:style style:name="T4" style:family="text">
      <style:text-properties officeooo:rsid="000c6b65"/>
    </style:style>
    <style:style style:name="T5" style:family="text">
      <style:text-properties officeooo:rsid="000f26c6"/>
    </style:style>
    <style:style style:name="T6" style:family="text">
      <style:text-properties officeooo:rsid="000f69de"/>
    </style:style>
    <style:style style:name="T7" style:family="text">
      <style:text-properties officeooo:rsid="0011dc99"/>
    </style:style>
    <style:style style:name="T8" style:family="text">
      <style:text-properties officeooo:rsid="001383cc"/>
    </style:style>
    <style:style style:name="T9" style:family="text">
      <style:text-properties officeooo:rsid="00191228"/>
    </style:style>
    <style:style style:name="T10" style:family="text">
      <style:text-properties officeooo:rsid="0019e7b0"/>
    </style:style>
    <style:style style:name="T11" style:family="text">
      <style:text-properties officeooo:rsid="001a7e37"/>
    </style:style>
    <style:style style:name="T12" style:family="text">
      <style:text-properties officeooo:rsid="001c17f3"/>
    </style:style>
    <style:style style:name="T13" style:family="text">
      <style:text-properties officeooo:rsid="0020d0c5"/>
    </style:style>
    <style:style style:name="T14" style:family="text">
      <style:text-properties officeooo:rsid="0021dc3f"/>
    </style:style>
    <style:style style:name="T15" style:family="text">
      <style:text-properties officeooo:rsid="00250800"/>
    </style:style>
    <style:style style:name="T16" style:family="text">
      <style:text-properties officeooo:rsid="0013a996"/>
    </style:style>
    <style:style style:name="T17" style:family="text">
      <style:text-properties officeooo:rsid="00256532"/>
    </style:style>
    <style:style style:name="T18" style:family="text">
      <style:text-properties officeooo:rsid="00275c8e"/>
    </style:style>
    <style:style style:name="T19" style:family="text">
      <style:text-properties officeooo:rsid="00276981"/>
    </style:style>
    <style:style style:name="T20" style:family="text">
      <style:text-properties officeooo:rsid="00293c6c"/>
    </style:style>
    <style:style style:name="T21" style:family="text">
      <style:text-properties officeooo:rsid="002a67da"/>
    </style:style>
    <style:style style:name="T22" style:family="text">
      <style:text-properties officeooo:rsid="002bc665"/>
    </style:style>
    <style:style style:name="T23" style:family="text">
      <style:text-properties officeooo:rsid="002d469d"/>
    </style:style>
    <style:style style:name="T24" style:family="text">
      <style:text-properties officeooo:rsid="002dd81f"/>
    </style:style>
    <style:style style:name="T25" style:family="text">
      <style:text-properties fo:font-style="italic" officeooo:rsid="002dd81f" style:font-style-asian="italic" style:font-style-complex="italic"/>
    </style:style>
    <style:style style:name="T26" style:family="text">
      <style:text-properties fo:font-style="normal" officeooo:rsid="002dd81f" style:font-style-asian="normal" style:font-style-complex="normal"/>
    </style:style>
    <style:style style:name="T27" style:family="text">
      <style:text-properties officeooo:rsid="002ecb02"/>
    </style:style>
    <style:style style:name="T28" style:family="text">
      <style:text-properties officeooo:rsid="003197b4"/>
    </style:style>
    <style:style style:name="T29" style:family="text">
      <style:text-properties officeooo:rsid="0033ceca"/>
    </style:style>
    <style:style style:name="T30" style:family="text">
      <style:text-properties officeooo:rsid="0034145f"/>
    </style:style>
    <style:style style:name="T31" style:family="text">
      <style:text-properties officeooo:rsid="00353a88"/>
    </style:style>
    <style:style style:name="T32" style:family="text">
      <style:text-properties officeooo:rsid="0036dc0d"/>
    </style:style>
    <style:style style:name="T33" style:family="text">
      <style:text-properties officeooo:rsid="0037b69e"/>
    </style:style>
    <style:style style:name="T34" style:family="text">
      <style:text-properties officeooo:rsid="003833cc"/>
    </style:style>
    <style:style style:name="T35" style:family="text">
      <style:text-properties officeooo:rsid="003bdc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4</text:p>
      <text:p text:style-name="P42">Processing</text:p>
      <text:p text:style-name="P43">Preparing Your Model for Printing</text:p>
      <text:p text:style-name="P3">Now that you've designed something awesome let's print it! <text:s/>Wait, none of these modeling <text:span text:style-name="T29">programs</text:span> have a “Print” button; what's up with that?</text:p>
      <text:p text:style-name="P21">Turns out we have a little more work to do before we can feed <text:span text:style-name="T29">the</text:span> model to the printer. <text:s/><text:span text:style-name="T30">In t</text:span>his chapter will walk you through the steps necessary to prepare your model for the actual printing process.</text:p>
      <text:p text:style-name="P21"/>
      <text:p text:style-name="P43">Cleaning-up the model</text:p>
      <text:p text:style-name="P1">“<text:span text:style-name="T1">Will it print?”</text:span></text:p>
      <text:p text:style-name="P16"><text:span text:style-name="T1">A legitimate question. <text:s/></text:span><text:span text:style-name="T5">There's a few things that you can design into your model that will throw the printer for a loop. <text:s/>Software can help with some of these problems but there's a few things you can do when preparing to print that can save you some headaches (and printer time) later.</text:span></text:p>
      <text:p text:style-name="P23"/>
      <text:p text:style-name="P45">Overhang</text:p>
      <text:p text:style-name="P22">The first thing we need to consider is how the printer goes about putting material down to create the model. <text:s/>Current RepRap designs still favor a “deposition” model where a print “head” deposits material on a build surface layer-by-layer until the model is complete. <text:s/>This means that each new layer has to be laid down on top of the previous layer, which means that it can't print a model that has “overhangs” that project out of the sides of the model above the first layer.</text:p>
      <text:p text:style-name="P15"><text:span text:style-name="T1">Well, not exactly. <text:s/>Most RepRaps have some some </text:span><text:span text:style-name="T3">level of “bridging” capability (the</text:span><text:span text:style-name="T1"> ability to print “in thin air”</text:span><text:span text:style-name="T3">)</text:span><text:span text:style-name="T1"> by rapidly cooling the liquid filament as it emerges from the nozzle. <text:s/></text:span><text:span text:style-name="T2">Just how far you can push this varies from printer to printer (and is best determined by experimentation), but a good general rule is to keep the angle of these overhangs under 45 degrees.</text:span></text:p>
      <text:p text:style-name="P21"/>
      <text:p text:style-name="P50"><text:span text:style-name="T15">insert &lt; </text:span><text:span text:style-name="T16">3dprintingwithreprap0</text:span><text:span text:style-name="T15">4</text:span><text:span text:style-name="T16">_01.</text:span><text:span text:style-name="T15">jpg</text:span></text:p>
      <text:p text:style-name="P21"/>
      <text:p text:style-name="P24">Often the problem of overhangs can be addressed simply by rotating the object such that the larger parts are at the bottom of the print, resting safely on the print bed.</text:p>
      <text:p text:style-name="P24"/>
      <text:p text:style-name="P51"><text:span text:style-name="T17">insert &lt; </text:span><text:span text:style-name="T16">3dprintingwithreprap0</text:span><text:span text:style-name="T17">4</text:span><text:span text:style-name="T16">_0</text:span><text:span text:style-name="T17">2</text:span><text:span text:style-name="T16">.</text:span><text:span text:style-name="T17">jpg&gt;</text:span></text:p>
      <text:p text:style-name="P25"><text:soft-page-break/></text:p>
      <text:p text:style-name="P62">Sometimes these problems will just “solve” themselves. <text:s/>On more than one occasion I've overlooked an obvious overhang problem with a design but sent it to the printer only to return and find that the model printed acceptably. <text:s/></text:p>
      <text:p text:style-name="P62"/>
      <text:p text:style-name="P62">In one <text:span text:style-name="T31">case</text:span> I printed a little house model and stupidly placed it on the bed with a closed wall facing up. <text:s/>Not only did this create a 90 degree overhang, but the wall had windows and a door cut into it, so no amount of “bridging” capability would have saved me here.</text:p>
      <text:p text:style-name="P55"/>
      <text:p text:style-name="P69"><text:span text:style-name="T18">insert &lt;3dprintingwithreprap04_03.jpg&gt;</text:span></text:p>
      <text:p text:style-name="P27"/>
      <text:p text:style-name="P63"><text:span text:style-name="T3">However, through no small amount of luck the printer was able to build-up a number of layers behind this wall, which turn</text:span><text:span text:style-name="T4">ed </text:span><text:span text:style-name="T3">out terrible, but eventually it had deposited enough material that the final outside of the wall turned out pretty good. <text:s/>Since the inside of the house wouldn't be visible in the application it was designed for, the mess created to complete the model was inconsequential.</text:span></text:p>
      <text:p text:style-name="P63"><text:span text:style-name="T3"/></text:p>
      <text:p text:style-name="P73"><text:span text:style-name="T32">Insert &lt;3dprintingwithreprap04_04.jpg&gt;</text:span></text:p>
      <text:p text:style-name="P26"/>
      <text:p text:style-name="P45">Watertight</text:p>
      <text:p text:style-name="P4">In order for most slicing software to process a model it must be “watertight”. <text:s/>This means that all of the individual shapes that make up the model need to be merged together. <text:s/>This can be harder than it sounds to achieve, and depending on the sophistication of your modeling software you may or may not get some help from it solving watertight problems.</text:p>
      <text:p text:style-name="P23"/>
      <text:p text:style-name="P69"><text:span text:style-name="T18">insert &lt;3dprintingwithreprap04_0</text:span><text:span text:style-name="T32">5</text:span><text:span text:style-name="T18">.jpg&gt;</text:span></text:p>
      <text:p text:style-name="P23"/>
      <text:p text:style-name="P23">If you've checked all your joints and everything seems to overlap sufficiently, or you're working with a model that you don't have the design files for there are some automated tools that can try and help you out. <text:s/>In these cases it's worth submitting the model to Netfabb's cloud service (free at the time of writing) which will attempt to identify and correct any “holes” in the design.</text:p>
      <text:p text:style-name="P23"/>
      <text:p text:style-name="Production_20_Directive"><text:soft-page-break/><text:span text:style-name="T19">insert &lt;3dprintingwithreprap04_0</text:span><text:span text:style-name="T32">6</text:span><text:span text:style-name="T19">.</text:span><text:span text:style-name="T20">png</text:span><text:span text:style-name="T19">&gt;</text:span><text:line-break/></text:p>
      <text:p text:style-name="P23">After you receive the repaired file be sure to review to make sure that any changes Netfabb may have made don't impact how suitable the part is for your application (most of the time the changes are invisible, but better to find out now than after hours of printing).</text:p>
      <text:p text:style-name="P23"/>
      <text:p text:style-name="P45">Shells, infill &amp; wall thickness</text:p>
      <text:p text:style-name="P5">This is an issue that can arise based on the interplay between the model, the printer's capabilities and the slicing settings used.</text:p>
      <text:p text:style-name="P28"/>
      <text:p text:style-name="P28">Objects printed by a deposition-style printer are usually constructed from a combination of two types of print objects called “shells” and “infill”. <text:s/>Shells are solid walls of plastic laid-down in an outline of the models' shape. <text:s/>An easy way to imagine this is to imagine printing a ring; first the printer lays down a circle of plastic for the outside of the ring, then it lays down a circle of plastic for the inside of the ring and finally the space between these two “shells” is “infilled” with plastic.</text:p>
      <text:p text:style-name="P28"/>
      <text:p text:style-name="P70"><text:span text:style-name="T21">insert &lt;3dprintingwithreprap04_0</text:span><text:span text:style-name="T32">7</text:span><text:span text:style-name="T21">.jpg&gt;</text:span></text:p>
      <text:p text:style-name="P28"/>
      <text:p text:style-name="P28">The trick is that there are minimum sizes for the width of these types of output. <text:s/>The minimum width of a shell is limited to the size of the printer's nozzle, and while technically minimum infill size is limited by the same, practically speaking infill that is thinner than three shell widths is impractical (in these cases is usually makes more sense to use multiple shells).</text:p>
      <text:p text:style-name="P28"/>
      <text:p text:style-name="P28">But what does this have to do with the model, isn't this the slicing software's problem? <text:s/>Perhaps, but the slicer doesn't know as much about what you want to do with the part as you do so we want to make sure we give it the best shot at doing things right as we can.</text:p>
      <text:p text:style-name="P58"/>
      <text:p text:style-name="P71"><text:span text:style-name="T22">insert &lt;3dprintingwithreprap04_0</text:span><text:span text:style-name="T32">8</text:span><text:span text:style-name="T22">.jpg&gt;</text:span></text:p>
      <text:p text:style-name="P28"/>
      <text:p text:style-name="P17"><text:span text:style-name="T6">To this end, look carefully at any thin walls or other thin structures in your model and if they require strength consider making them thick enough that there is room for some infill material between </text:span><text:soft-page-break/><text:span text:style-name="T6">them. <text:s/>Conversely, if they don't need the extra strength consider making them thinner to match the shell </text:span><text:span text:style-name="T6">thickness which will prevent wasting time and material doing small amounts of infill where it's unnecessary.</text:span></text:p>
      <text:p text:style-name="P28"/>
      <text:p text:style-name="P29">In cases where infill is unnecessary (a vase for example) infill can be disabled altogether when slicing the model and additional shells can be used to provide more strength (this can dramatically reduce print time).</text:p>
      <text:p text:style-name="P44"/>
      <text:p text:style-name="P43">Slicing</text:p>
      <text:p text:style-name="P6">Once you've addressed any of the above issues with the model it's time to slice it! <text:s/>Slicing is the process of taking the solid CAD model (usually in STL format) and turning it into Gcode that the printer understands. <text:s/>This is where the file changes from something that describes what your model will look like into a series of motions that the printer must go though. <text:s/>This is called “slicing” because it takes the solid object and cuts it into the individual layers that the printer will lay down one at a time.</text:p>
      <text:p text:style-name="P30"/>
      <text:p text:style-name="P46">Gcode</text:p>
      <text:p text:style-name="P6">Gcode is an old and simple programming language used for all sorts of machines. <text:s/>It derives from the earliest programmable machines (weaving looms) and is used extensively throughout the manufacturing industry. <text:s/>You don't need to know how to read or write gcode to use a 3D printer, but knowing a little can come in handy.</text:p>
      <text:p text:style-name="P64"/>
      <text:p text:style-name="P66"><text:span text:style-name="T23">Common Gcodes</text:span></text:p>
      <text:p text:style-name="P75"><text:span text:style-name="T23">Code<text:tab/>Action<text:tab/><text:tab/></text:span></text:p>
      <text:p text:style-name="P67"><text:span text:style-name="T23">G1<text:tab/>Moves the tool head (in our case, the extruder) to the specified coordinate (x,y,z)</text:span></text:p>
      <text:p text:style-name="P67"><text:span text:style-name="T23">G28<text:tab/>Home all axis</text:span></text:p>
      <text:p text:style-name="P67"><text:span text:style-name="T23">M104<text:tab/>Set hot-end temperature</text:span></text:p>
      <text:p text:style-name="P67"><text:span text:style-name="T23">M84<text:tab/>Disable motors</text:span></text:p>
      <text:p text:style-name="P67"><text:span text:style-name="T23">M106<text:tab/>Set fan speed</text:span></text:p>
      <text:p text:style-name="P67"><text:span text:style-name="T23"/></text:p>
      <text:p text:style-name="P53"><text:span text:style-name="T24">Not that not all codes mean the same thing on all printers (especially the “M” codes). <text:s/>Exactly what happens when the printer receives a Gcode is up to the printer's </text:span><text:span text:style-name="T25">firmware. <text:s/></text:span><text:span text:style-name="T26">The examples above are for </text:span><text:soft-page-break/><text:span text:style-name="T26">the Marlin firmware which is popular on Reprap printers, but other printers may treat these commands differently. <text:s/>A complete reference of standard Gcodes can be found here: </text:span></text:p>
      <text:p text:style-name="P53"><text:span text:style-name="T26"/></text:p>
      <text:p text:style-name="P53"><text:span text:style-name="T26">http://en.wikipedia.org/wiki/Gcode</text:span></text:p>
      <text:p text:style-name="P30"/>
      <text:p text:style-name="P46">Slicing Software</text:p>
      <text:p text:style-name="P6">At the time this book went to press there are a number of open-source software packages capable of slicing a model in STL format into Gcode. <text:s/></text:p>
      <text:p text:style-name="P30"/>
      <text:p text:style-name="Table_20_Title"><text:span text:style-name="T27">Popular Reprap Slicing Software</text:span></text:p>
      <text:p text:style-name="P68"><text:span text:style-name="T27">Slic3r<text:tab/></text:span><text:a xlink:type="simple" xlink:href="http://slic3r.org/"><text:span text:style-name="T27">http://slic3r.org/</text:span></text:a></text:p>
      <text:p text:style-name="P68"><text:span text:style-name="T27">Cura<text:tab/></text:span><text:a xlink:type="simple" xlink:href="http://wiki.ultimaker.com/Cura"><text:span text:style-name="T27">http://wiki.ultimaker.com/Cura</text:span></text:a></text:p>
      <text:p text:style-name="P68"><text:span text:style-name="T27">Skeinforge<text:tab/></text:span><text:a xlink:type="simple" xlink:href="http://fabmetheus.crsndoo.com/wiki/index.php/Skeinforge"><text:span text:style-name="T27">http://fabmetheus.crsndoo.com/wiki/index.php/Skeinforge</text:span></text:a></text:p>
      <text:p text:style-name="P68"><text:span text:style-name="T27">Repsnapper<text:tab/>https://github.com/timschmidt/repsnapper</text:span></text:p>
      <text:p text:style-name="P30"/>
      <text:p text:style-name="P18"><text:span text:style-name="T7">We'll discuss the parameters that are common to all slicing software that </text:span><text:span text:style-name="T8">you'll need to understand</text:span><text:span text:style-name="T7"> to slice your model correctly.</text:span></text:p>
      <text:p text:style-name="P30"/>
      <text:p text:style-name="P47">Layer Height</text:p>
      <text:p text:style-name="P7">This is how thin the layers of your model will be sliced (printer manufacturers sometimes refer to this as “resolution”, although this is only the vertical resolution). <text:s/>Layer height is usually expressed in fractions of a millimeter or <text:s/>“microns” (0.001mm).</text:p>
      <text:p text:style-name="P31"/>
      <text:p text:style-name="P31">The lower the layer height, the smoother the print will be, to a limit. <text:s/>There is a point where reducing the layer height will stop improving the print and typically this results in detail being lost or other irregularities. <text:s/>Exactly what this limit is varies from printer to printer, although most well-calibrated RepRaps are capable of at least 0.01mm.</text:p>
      <text:p text:style-name="P31"/>
      <text:p text:style-name="P31">So why would anyone print above the minimum layer height? <text:s/>The primary reason is time. <text:s/>The lower the layer height, the higher the number of layers and the longer the model will take to print. <text:s/>If a model takes an hour and a half to print at .25mm layer height, it will take two to two and a half hours at 0.1mm. <text:s/>Take it down to 0.01mm (100 micron) and you're looking at 15 hours!. <text:s/>Time is important <text:soft-page-break/>because it's rare that the first time you print something will be the last, and especially in the case of new designs (as opposed to tested models downloaded from Thingiverse, etc.), multiple “iterations” of design-slice-print are necessary to get things just right. <text:s/>In these cases, shortening print times can make a big difference.</text:p>
      <text:p text:style-name="P31"/>
      <text:p text:style-name="P31">The other issue with long prints is that the chance of equipment failure increase<text:span text:style-name="T35">s</text:span> with print time, so the chances of loosing the print go up as printing time goes up, and I don't have to tell you how fun it is to have a 15 hour print go wrong at hour 14...</text:p>
      <text:p text:style-name="P31"/>
      <text:p text:style-name="P32">Personally, I use 0.1mm layer height on my RepRap Mendel by default, and go up to 0.25mm if I'm in a hurry and down to 0.01mm if I know the model I'm printing is exactly what I want, that it will print correctly on my printer and when a smooth finish matters. </text:p>
      <text:p text:style-name="P31"/>
      <text:p text:style-name="P47">Shells (vertical &amp; horizontal)</text:p>
      <text:p text:style-name="P8">By default, 2 or three shells is a good place to start. <text:s/>The interaction between shells, infill and model design is discussed in detail above, but in general two shells is adequate for models that will use some amount of infill, and three shells should be used for models that will rely on the shell alone for structure.</text:p>
      <text:p text:style-name="P47">Infill</text:p>
      <text:p text:style-name="P2"><text:span text:style-name="T9">Infill is discussed in terms of density </text:span><text:span text:style-name="T10">(in percent)</text:span><text:span text:style-name="T9"> and pattern. <text:s/></text:span><text:span text:style-name="T10">The stronger the model needs to be, the more infill you should use. <text:s/>Models printed in ABS or PLA plastic are surprisingly strong and fill percentages above 20% are rarely </text:span><text:span text:style-name="T11">necessary.</text:span><text:span text:style-name="T10"> <text:s/>The downside to higher fill rates is that it takes more filament to print the model, and it can also increase print times significantly.</text:span></text:p>
      <text:p text:style-name="P33"/>
      <text:p text:style-name="P19"><text:span text:style-name="T10">Infill pattern is an interesting topic. <text:s/>When I started building my first RepRap the most common fill pattern was “rectilinear” (</text:span><text:span text:style-name="T11">i</text:span><text:span text:style-name="T10">.e. criss-cross), however lately the honeycomb pattern has become a popular default. <text:s/>The pros and cons of various patterns is certainly a rich area of discussion and debate and one pattern may be superior to another depending on the application.</text:span></text:p>
      <text:p text:style-name="P34"/>
      <text:p text:style-name="P19"><text:span text:style-name="T10">The one agreed upon fact about infill is that the more complex it is, the longer it takes. <text:s/>Honeycomb infill takes about twice as long as </text:span><text:span text:style-name="T11">rectilinear</text:span><text:span text:style-name="T10">, and other designs are even slower. <text:s/>Here again you'll need </text:span><text:soft-page-break/><text:span text:style-name="T10">to consider the value of the pattern in relation to the print time and make a choice on a case-by-case basis. <text:s/>Personally, I now use honeycomb by default and I use rectilinear for solid layers (top and bottom).</text:span></text:p>
      <text:p text:style-name="P19"><text:span text:style-name="T10"/></text:p>
      <text:p text:style-name="P74"><text:span text:style-name="T33">Insert &lt;3dprintingwithreprap04_09.jpg&gt;</text:span></text:p>
      <text:p text:style-name="P52"><text:span text:style-name="T33"/></text:p>
      <text:p text:style-name="P54"><text:span text:style-name="T34">Here you can clearly see the vertical shells of the model (around the outside), the honeycomb fill and the beginnings of a horizontal shell (seen here covering half of the top surface).</text:span></text:p>
      <text:p text:style-name="P34"/>
      <text:p text:style-name="P47">Speed</text:p>
      <text:p text:style-name="P9">This is the speed at which the printer moves the print head around the build surface. <text:s/>Of course we like the printer to run as fast as it (safely) can, and this will vary greatly from machine to machine.</text:p>
      <text:p text:style-name="P35"/>
      <text:p text:style-name="P20"><text:span text:style-name="T12">In addition to limits of the machine, some designs will come out better if printed at lower-than-maximum speeds. <text:s/>The time a layer has to cool before the next layer is placed on top of it can cause distortions such as “curling” to occur. <text:s/>Most slicing software will automatically vary the print speed to try and compensate for these errors, or provide multiple speed settings for various operations (usually </text:span><text:span text:style-name="T12">expressed as a percentage of the base speed) but generally speaking if you are getting poor output from the printer (or complete failures like the print coming loose from the bed, etc.) and there isn't another direct explanation for the problem, slowing down can sometimes make a big difference.</text:span></text:p>
      <text:p text:style-name="P35"/>
      <text:p text:style-name="P47">Skirt &amp; Brim</text:p>
      <text:p text:style-name="P10">Skirt is a bit of material laid down before the printer starts working on the actual model in order to make sure plastic is flowing well and that any “gunk” left over from previous prints is expelled before working on printing the model itself. <text:s/>This is usually specified in distance from the model and the number of “loops”. <text:s/></text:p>
      <text:p text:style-name="P10"/>
      <text:p text:style-name="P10">The only thing really to consider here is how much extra room there is on on the print bed outside of the model and to make sure that the skirt isn't going to go beyond what the printer can handle. <text:s/>Typically one loop is enough, but for very small models it might be worth doing two just to make sure everything is flowing well before laying down material for the actual print</text:p>
      <text:p text:style-name="P36"><text:soft-page-break/></text:p>
      <text:p text:style-name="P36">Brim is a technique used to combat curling of the first layer of the print. <text:s/>The brim is a throw-away layer of plastic that is printed around the outside of the actual model (similar to a skirt, but attached). <text:s/>This can sometimes help the print “hold on” to the bed and prevent the base of the model from curling or even coming completely loose from the bed. <text:s/>It's also useful when printing models that don't have a lot of contact with the bed (imagine a model of the Eiffel Tower with just four small feet).</text:p>
      <text:p text:style-name="P36"/>
      <text:p text:style-name="P47">Support Material</text:p>
      <text:p text:style-name="P11">Support material is extra plastic that is added by the slicer to support parts of the model that would otherwise be unprintable due to excessive overhangs or parts that are simply floating in mid air. <text:s/>On a single-material printer, support material must be cut-away after the print is done, so it's best to avoid it if possible.</text:p>
      <text:p text:style-name="P37"/>
      <text:p text:style-name="P37">On multi-material printers it's possible to have one of the extruders loaded with special support material that is easy to remove (typically water soluble) so on these machines support material can be generated by the slicer and then easily removed after the print has been completed.</text:p>
      <text:p text:style-name="P37"/>
      <text:p text:style-name="P48">Additional settings</text:p>
      <text:p text:style-name="P12">All slicing software has numerous settings beyond the ones described here. <text:s/>Many of these are used to configure parameters of the specific printer that will be used and only need to be changed when generating Gcode for a different printer. <text:s/>Others may be specialized settings for a specific material (temperature settings, filament diameter, etc.), or settings that are unique to that software. <text:s/></text:p>
      <text:p text:style-name="P12"/>
      <text:p text:style-name="P12">In general if there are settings in your slicing software that are not described above it's a good idea to review the software's documentation and then experiment to see what works best for the model, material and printer that you're working with.</text:p>
      <text:p text:style-name="P37"/>
      <text:p text:style-name="P49">Let's slice it already!</text:p>
      <text:p text:style-name="P14">Once all the settings are in order it's time to generate some gcode! <text:s/>Load your model up in the slicing program (some have a “platter” where you can add multiple models to process together, others have a simple File-&gt;Open interface) and start the slicing process.</text:p>
      <text:p text:style-name="P60"><text:soft-page-break/></text:p>
      <text:p text:style-name="P72"><text:span text:style-name="T28">insert &lt;3dprintingwithreprap04_</text:span><text:span text:style-name="T33">10</text:span><text:span text:style-name="T28">.png&gt;</text:span></text:p>
      <text:p text:style-name="P39"/>
      <text:p text:style-name="P38"><text:span text:style-name="T13">Slicing can take awhile, the software is working very hard to find the best combination of printer moves to translate the shape of your model into lines of plastic on the print bed. <text:s/></text:span><text:span text:style-name="T14">Writing slicing software is a black art, bordering on alchemy so be patient and grab a beverage while your software does the work for you.</text:span></text:p>
      <text:p text:style-name="P40"/>
      <text:p text:style-name="P41">Once it's done you'll have a Gcode file that is ready for consumption by the printer of your choice. <text:s/>Feeding this file to the printer is the job of another piece of software called the “Host”, which is the first thing we'll talk about in the following chapter.</text:p>
      <text:p text:style-name="P13"/>
      <text:p text:style-name="P1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417in" style:contextual-spacing="false"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style:contextual-spacing="false" fo:line-height="150%"/>
      <style:text-properties style:font-name="Arial" fo:font-style="italic" style:font-style-asian="italic" style:font-name-complex="Arial" style:font-weight-complex="bold"/>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size="11pt" style:font-size-asian="11pt" style:font-name-complex="Arial" style:font-size-complex="11pt"/>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Body_20_Text_20_2" style:display-name="Body Text 2" style:family="paragraph" style:parent-style-name="Standard">
      <style:paragraph-properties fo:margin-top="0in" fo:margin-bottom="0.0835in" style:contextual-spacing="false" fo:line-height="200%"/>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style: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style:font-name-complex="Courier New"/>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style: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style: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style: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style: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style: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style:paragraph-properties fo:margin-left="0.75in" fo:margin-right="0in" fo:text-indent="-0.75in" style:auto-text-indent="false" fo:background-color="#cccccc" fo:padding="0.0138in" fo:border="0.74pt solid #000000">
        <style:background-image/>
      </style:paragraph-properties>
      <style:text-properties style:font-name="Arial" fo:font-size="12pt" style:font-size-asian="12pt" style:font-name-complex="Arial"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size="12pt" style:font-size-asian="12pt" style:font-name-complex="Arial"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_31_st_20_Para" style:display-name="1st Para" style:family="paragraph" style:next-style-name="Body">
      <style:paragraph-properties fo:margin-top="0in" fo:margin-bottom="0.028in" style:contextual-spacing="false"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A" style:family="paragraph" style:next-style-name="BodyFirst">
      <style:paragraph-properties fo:margin-top="0.0835in" fo:margin-bottom="0.0835in" style:contextual-spacing="false" fo:line-height="150%" fo:orphans="2" fo:widows="2"/>
      <style:text-properties style:use-window-font-color="true"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 style:family="paragraph" style:next-style-name="BodyFirst">
      <style:paragraph-properties fo:margin-top="0.0835in" fo:margin-bottom="0.0835in" style:contextual-spacing="false" fo:line-height="150%" fo:orphans="2" fo:widows="2"/>
      <style:text-properties style:use-window-font-color="true"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 style:family="paragraph" style:next-style-name="BodyFirst">
      <style:paragraph-properties fo:margin-top="0.0835in" fo:margin-bottom="0.0835in" style:contextual-spacing="false" fo:line-height="150%" fo:orphans="2" fo:widows="2"/>
      <style:text-properties style:use-window-font-color="true"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CodeA" style:family="paragraph" style:next-style-name="CodeB">
      <style:paragraph-properties fo:margin-top="0.0835in" fo:margin-bottom="0in" style: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size="10pt" fo:language="en" fo:country="US" style:font-name-asian="Times New Roman" style:font-size-asian="10pt" style:language-asian="none" style:country-asian="none" style:font-name-complex="Courier" style:font-size-complex="10pt" style:language-complex="ar" style:country-complex="SA"/>
    </style:style>
    <style:style style:name="CodeB" style:family="paragraph">
      <style:paragraph-properties fo:line-height="150%" fo:orphans="2" fo:widows="2"/>
      <style:text-properties style:use-window-font-color="true" style:font-name="Courier" fo:font-size="10pt" fo:language="en" fo:country="US" style:font-name-asian="Times New Roman" style:font-size-asian="10pt" style:language-asian="none" style:country-asian="none" style:font-name-complex="Courier" style:font-size-complex="10pt" style:language-complex="ar" style:country-complex="SA"/>
    </style:style>
    <style:style style:name="CodeC" style:family="paragraph" style:next-style-name="Body">
      <style:paragraph-properties fo:margin-top="0in" fo:margin-bottom="0.0835in" style: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size="10pt" fo:language="en" fo:country="US" style:font-name-asian="Times New Roman" style:font-size-asian="10pt" style:language-asian="none" style:country-asian="none" style:font-name-complex="Courier" style:font-size-complex="10pt" style:language-complex="ar" style:country-complex="SA"/>
    </style:style>
    <style:style style:name="CodeSingle" style:family="paragraph" style:next-style-name="Body">
      <style:paragraph-properties fo:margin-top="0.0835in" fo:margin-bottom="0.0835in" style: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size="10pt" fo:language="en" fo:country="US" style:font-name-asian="Times New Roman" style:font-size-asian="10pt" style:language-asian="none" style:country-asian="none" style:font-name-complex="Courier" style:font-size-complex="10pt" style:language-complex="ar" style:country-complex="SA"/>
    </style:style>
    <style:style style:name="CodeA_20_Wide" style:display-name="CodeA Wide" style:family="paragraph" style:next-style-name="CodeB_20_Wide">
      <style:paragraph-properties fo:margin-top="0.0835in" fo:margin-bottom="0in" style: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size="8pt" fo:language="en" fo:country="US" style:font-name-asian="Times New Roman" style:font-size-asian="8pt" style:language-asian="none" style:country-asian="none" style:font-name-complex="Courier"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size="8pt" fo:language="en" fo:country="US" style:font-name-asian="Times New Roman" style:font-size-asian="8pt" style:language-asian="none" style:country-asian="none" style:font-name-complex="Courier" style:font-size-complex="10pt" style:language-complex="ar" style:country-complex="SA"/>
    </style:style>
    <style:style style:name="CodeC_20_Wide" style:display-name="CodeC Wide" style:family="paragraph" style:next-style-name="Standard">
      <style:paragraph-properties fo:margin-top="0in" fo:margin-bottom="0.0835in" style: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size="8pt" fo:language="en" fo:country="US" style:font-name-asian="Times New Roman" style:font-size-asian="8pt" style:language-asian="none" style:country-asian="none" style:font-name-complex="Courier" style:font-size-complex="10pt" style:language-complex="ar" style:country-complex="SA"/>
    </style:style>
    <style:style style:name="CodeSingle_20_Wide" style:display-name="CodeSingle Wide" style:family="paragraph" style:next-style-name="Body">
      <style:paragraph-properties fo:margin-top="0.0835in" fo:margin-bottom="0.0835in" style: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size="8pt" fo:language="en" fo:country="US" style:font-name-asian="Times New Roman" style:font-size-asian="8pt" style:language-asian="none" style:country-asian="none" style:font-name-complex="Courier" style:font-size-complex="10pt" style:language-complex="ar" style:country-complex="SA"/>
    </style:style>
    <style:style style:name="Note" style:family="paragraph" style:next-style-name="Body">
      <style:paragraph-properties fo:margin-top="0.0835in" fo:margin-bottom="0.0835in" style:contextual-spacing="false" fo:line-height="150%" fo:orphans="2" fo:widows="2"/>
      <style:text-properties style:use-window-font-color="true"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List_20_Plain_20_A" style:display-name="List Plain A" style:family="paragraph">
      <style:paragraph-properties fo:margin-left="0.25in" fo:margin-right="0in" fo:margin-top="0.0835in" fo:margin-bottom="0in" style:contextual-spacing="false"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Head" style:family="paragraph" style:next-style-name="ListBody">
      <style:paragraph-properties fo:margin-top="0.0835in" fo:margin-bottom="0in" style:contextual-spacing="false"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ListBody" style:family="paragraph" style:next-style-name="Standard">
      <style:paragraph-properties fo:margin-left="0.25in" fo:margin-right="0in" fo:margin-top="0in" fo:margin-bottom="0.0835in" style:contextual-spacing="false" fo:line-height="150%" fo:orphans="2" fo:widows="2" fo:text-indent="0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NumListA" style:family="paragraph" style:next-style-name="Standard">
      <style:paragraph-properties fo:margin-left="0.5in" fo:margin-right="0in" fo:margin-top="0.0835in" fo:margin-bottom="0in" style:contextual-spacing="false"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C" style:family="paragraph" style:next-style-name="Standard">
      <style:paragraph-properties fo:margin-left="0.5in" fo:margin-right="0in" fo:margin-top="0in" fo:margin-bottom="0.0835in" style:contextual-spacing="false"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style: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size="10pt" fo:language="en" fo:country="US" style:font-name-asian="Times New Roman" style:font-size-asian="10pt" style:language-asian="none" style:country-asian="none" style:font-name-complex="Courier"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size="10pt" fo:language="en" fo:country="US" style:font-name-asian="Times New Roman" style:font-size-asian="10pt" style:language-asian="none" style:country-asian="none" style:font-name-complex="Courier"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style: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size="10pt" fo:language="en" fo:country="US" style:font-name-asian="Times New Roman" style:font-size-asian="10pt" style:language-asian="none" style:country-asian="none" style:font-name-complex="Courier"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style: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size="10pt" fo:language="en" fo:country="US" style:font-name-asian="Times New Roman" style:font-size-asian="10pt" style:language-asian="none" style:country-asian="none" style:font-name-complex="Courier" style:font-size-complex="10pt" style:language-complex="ar" style:country-complex="SA"/>
    </style:style>
    <style:style style:name="BulletA" style:family="paragraph" style:next-style-name="Standard">
      <style:paragraph-properties fo:margin-left="0.5in" fo:margin-right="0in" fo:margin-top="0.0835in" fo:margin-bottom="0in" style:contextual-spacing="false"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C" style:family="paragraph" style:next-style-name="Standard">
      <style:paragraph-properties fo:margin-left="0.5in" fo:margin-right="0in" fo:margin-top="0in" fo:margin-bottom="0.0835in" style:contextual-spacing="false"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style:contextual-spacing="false" fo:orphans="2" fo:widows="2" fo:text-indent="0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able_20_Title" style:display-name="Table Title" style:family="paragraph" style:next-style-name="Standard">
      <style:paragraph-properties fo:margin-top="0.0835in" fo:margin-bottom="0.0835in" style:contextual-spacing="false" fo:line-height="150%" fo:orphans="2" fo:widows="2"/>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able_20_Header" style:display-name="Table Header" style:family="paragraph" style:next-style-name="Standard">
      <style:paragraph-properties fo:margin-top="0.0417in" fo:margin-bottom="0.0417in" style:contextual-spacing="false" fo:line-height="150%" fo:orphans="2" fo:widows="2"/>
      <style:text-properties style:use-window-font-color="true" style:font-name="Futura-Book" fo:font-size="10pt" fo:language="en" fo:country="US" fo:font-weight="bold" style:font-name-asian="Times New Roman" style:font-size-asian="10pt" style:font-weight-asian="bold" style:font-name-complex="Futura-Book"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size="10pt" fo:language="en" fo:country="US" style:font-name-asian="Times New Roman" style:font-size-asian="10pt" style:font-name-complex="Futura-Book" style:font-size-complex="10pt" style:language-complex="ar" style:country-complex="SA"/>
    </style:style>
    <style:style style:name="Author_20_Query" style:display-name="Author Query" style:family="paragraph">
      <style:paragraph-properties fo:margin-left="1in" fo:margin-right="1in" fo:margin-top="0.0835in" fo:margin-bottom="0.0835in" style:contextual-spacing="false" fo:line-height="150%" fo:orphans="2" fo:widows="2" fo:text-indent="0in" style:auto-text-indent="false"/>
      <style:text-properties fo:color="#ff0000" style:font-name="Times New Roman" fo:font-size="12pt" fo:language="en" fo:country="US" style:font-name-asian="Times New Roman" style:font-size-asian="12pt" style:font-name-complex="Times New Roman" style:font-size-complex="10pt" style:language-complex="ar" style:country-complex="SA"/>
    </style:style>
    <style:style style:name="Production_20_Directive" style:display-name="Production Directive" style:family="paragraph" style:next-style-name="Standard">
      <style:paragraph-properties fo:margin-top="0.0835in" fo:margin-bottom="0.0835in" style:contextual-spacing="false" fo:line-height="150%" fo:orphans="2" fo:widows="2"/>
      <style:text-properties fo:font-variant="small-caps" fo:color="#ff0000" style:font-name="Times New Roman" fo:font-size="10pt" fo:language="en" fo:country="US" style:font-name-asian="Times New Roman" style:font-size-asian="10pt" style:font-name-complex="Times New Roman" style:font-size-complex="10pt" style:language-complex="ar" style:country-complex="SA"/>
    </style:style>
    <style:style style:name="HeadANum" style:family="paragraph" style:next-style-name="BodyFirst">
      <style:paragraph-properties fo:margin-top="0.0835in" fo:margin-bottom="0.0835in" style:contextual-spacing="false" fo:line-height="150%" fo:orphans="2" fo:widows="2"/>
      <style:text-properties fo:color="#800000"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Num" style:family="paragraph" style:next-style-name="BodyFirst">
      <style:paragraph-properties fo:margin-top="0.0835in" fo:margin-bottom="0.0835in" style:contextual-spacing="false" fo:line-height="150%" fo:orphans="2" fo:widows="2"/>
      <style:text-properties fo:color="#800000"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Num" style:family="paragraph" style:next-style-name="BodyFirst">
      <style:paragraph-properties fo:margin-top="0.0835in" fo:margin-bottom="0.0835in" style:contextual-spacing="false" fo:line-height="150%" fo:orphans="2" fo:widows="2"/>
      <style:text-properties fo:color="#800000"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style:contextual-spacing="false" fo:line-height="150%" fo:orphans="2" fo:widows="2" fo:text-indent="-0.5in" style:auto-text-indent="false"/>
      <style:text-properties fo:color="#800000"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ing" style:family="paragraph" style:next-style-name="Body">
      <style:paragraph-properties fo:margin-top="0in" fo:margin-bottom="0.0835in" style:contextual-spacing="false" fo:line-height="150%" fo:orphans="2" fo:widows="2"/>
      <style:text-properties fo:color="#800000" style:font-name="Arial" fo:font-size="10pt" fo:language="en" fo:country="US" fo:font-style="italic" style:font-name-asian="Times New Roman" style:font-size-asian="10pt" style:font-style-asian="italic" style:font-name-complex="Arial"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style:contextual-spacing="false"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HeadBox" style:family="paragraph" style:parent-style-name="HeadC">
      <style:paragraph-properties fo:margin-top="0.111in" fo:margin-bottom="0.0555in" style:contextual-spacing="false" fo:text-align="center" style:justify-single-word="false" style:text-autospace="none"/>
      <style:text-properties fo:color="#808080" style:font-name="Dogma" fo:font-size="12pt" style:font-size-asian="12pt" style:font-name-complex="Dogma"/>
    </style:style>
    <style:style style:name="Anchor" style:family="paragraph">
      <style:paragraph-properties fo:margin-top="0.0835in" fo:margin-bottom="0.1665in" style:contextual-spacing="false" style:line-height-at-least="0.028in" fo:orphans="2" fo:widows="2" fo:hyphenation-ladder-count="no-limit" style:text-autospace="none"/>
      <style:text-properties fo:color="#000000" style:font-name="NewBaskerville" fo:font-size="2pt" fo:language="en" fo:country="US" style:font-name-asian="Times New Roman" style:font-size-asian="2pt" style:font-name-complex="NewBaskervil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style:contextual-spacing="false" fo:line-height="150%" fo:orphans="2" fo:widows="2" style:text-autospace="none"/>
      <style:text-properties fo:color="#000000" style:font-name="Futura-Heavy" fo:font-size="10pt" fo:language="en" fo:country="US" style:font-name-asian="Times New Roman" style:font-size-asian="10pt" style:font-name-complex="Futura-Heavy"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contextual-spacing="false" style:line-height-at-least="0.2638in" fo:orphans="0" fo:widows="0" fo:keep-with-next="always" style:text-autospace="none"/>
      <style:text-properties fo:color="#000000" style:font-name="Arial" fo:font-size="14pt" fo:language="en" fo:country="US" fo:font-weight="bold" style:font-name-asian="Times New Roman" style:font-size-asian="14pt" style:font-weight-asian="bold" style:font-name-complex="Times"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size="10pt" style:font-size-asian="10pt" style:font-name-complex="Courier"/>
    </style:style>
    <style:style style:name="LiteralBold" style:family="text" style:parent-style-name="Default_20_Paragraph_20_Font">
      <style:text-properties fo:color="#0000ff" style:font-name="Courier" fo:font-size="10pt" fo:font-weight="bold" style:font-size-asian="10pt" style:font-weight-asian="bold" style:font-name-complex="Courier"/>
    </style:style>
    <style:style style:name="LiteralItal" style:family="text" style:parent-style-name="Default_20_Paragraph_20_Font">
      <style:text-properties fo:color="#0000ff" style:font-name="Courier" fo:font-size="10pt" fo:font-style="italic" style:font-size-asian="10pt" style:font-style-asian="italic" style:font-name-complex="Courier"/>
    </style:style>
    <style:style style:name="LiteralBoldItal" style:family="text" style:parent-style-name="Default_20_Paragraph_20_Font">
      <style:text-properties fo:color="#0000ff" style:font-name="Courier" fo:font-size="10pt" fo:font-style="italic" fo:font-weight="bold" style:font-size-asian="10pt" style:font-style-asian="italic" style:font-weight-asian="bold" style:font-name-complex="Courier"/>
    </style:style>
    <style:style style:name="MenuArrow" style:family="text" style:parent-style-name="Default_20_Paragraph_20_Font">
      <style:text-properties fo:color="#0000ff" style:font-name="Webdings" style:font-name-complex="Webdings"/>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size="12pt" style:font-size-asian="12pt" style:font-name-complex="Wingdings 2"/>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sp_au_template.ott</dc:title>
    <meta:creation-date>2013-07-07T09:38:38</meta:creation-date>
    <meta:editing-cycles>53</meta:editing-cycles>
    <meta:editing-duration>PT4H7M13S</meta:editing-duration>
    <meta:generator>LibreOffice/4.0.3.3$MacOSX_x86 LibreOffice_project/0eaa50a932c8f2199a615e1eb30f7ac74279539</meta:generator>
    <dc:date>2013-09-15T12:28:19</dc:date>
    <meta:print-date>2013-08-08T20:33:05</meta:print-date>
    <meta:document-statistic meta:table-count="0" meta:image-count="0" meta:object-count="0" meta:page-count="9" meta:paragraph-count="87" meta:word-count="2701" meta:character-count="15808" meta:non-whitespace-character-count="13121"/>
    <meta:user-defined meta:name="Info 1"/>
    <meta:user-defined meta:name="Info 2"/>
    <meta:user-defined meta:name="Info 3"/>
    <meta:user-defined meta:name="Info 4"/>
    <meta:template xlink:type="simple" xlink:actuate="onRequest" xlink:title="nsp_au_template.ott" xlink:href="../../../Library/Application%20Support/LibreOffice/4/user/template/nsp_au_template.ott.ott" meta:date="2013-07-07T09:38:38"/>
  </office:meta>
</office:document-meta>
</file>